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baa0" officeooo:paragraph-rsid="0005baa0"/>
    </style:style>
    <style:style style:name="P2" style:family="paragraph" style:parent-style-name="Text_20_body">
      <style:text-properties officeooo:rsid="0006b95b" officeooo:paragraph-rsid="0006b95b"/>
    </style:style>
    <style:style style:name="P3" style:family="paragraph" style:parent-style-name="Text_20_body">
      <style:text-properties officeooo:rsid="0007b9ab" officeooo:paragraph-rsid="0007b9ab"/>
    </style:style>
    <style:style style:name="P4" style:family="paragraph" style:parent-style-name="Title">
      <style:text-properties fo:font-size="20pt" style:font-size-asian="20pt" style:font-size-complex="20pt"/>
    </style:style>
    <style:style style:name="P5" style:family="paragraph" style:parent-style-name="Heading_20_2">
      <style:text-properties officeooo:rsid="0006b95b" officeooo:paragraph-rsid="0006b95b"/>
    </style:style>
    <style:style style:name="P6" style:family="paragraph" style:parent-style-name="Heading_20_2">
      <style:text-properties officeooo:rsid="0007b9ab" officeooo:paragraph-rsid="0007b9ab"/>
    </style:style>
    <style:style style:name="P7" style:family="paragraph" style:parent-style-name="Heading_20_2">
      <style:text-properties officeooo:rsid="00087056" officeooo:paragraph-rsid="00087056"/>
    </style:style>
    <style:style style:name="P8" style:family="paragraph" style:parent-style-name="Heading_20_2">
      <style:text-properties officeooo:rsid="000a6049" officeooo:paragraph-rsid="000a6049"/>
    </style:style>
    <style:style style:name="P9" style:family="paragraph" style:parent-style-name="Heading_20_2">
      <style:text-properties officeooo:rsid="000e9103" officeooo:paragraph-rsid="000e9103"/>
    </style:style>
    <style:style style:name="P10" style:family="paragraph" style:parent-style-name="Heading_20_2">
      <style:text-properties officeooo:rsid="0011ad4f" officeooo:paragraph-rsid="0011ad4f"/>
    </style:style>
    <style:style style:name="P11" style:family="paragraph" style:parent-style-name="Heading_20_2">
      <style:text-properties officeooo:rsid="0016e435" officeooo:paragraph-rsid="0016e435"/>
    </style:style>
    <style:style style:name="P12" style:family="paragraph" style:parent-style-name="Heading_20_1">
      <style:text-properties officeooo:rsid="0005baa0" officeooo:paragraph-rsid="0005baa0"/>
    </style:style>
    <style:style style:name="P13" style:family="paragraph" style:parent-style-name="Heading_20_1">
      <style:paragraph-properties fo:text-align="center" style:justify-single-word="false"/>
      <style:text-properties officeooo:paragraph-rsid="000a6049"/>
    </style:style>
    <style:style style:name="P14" style:family="paragraph" style:parent-style-name="Text_20_body">
      <style:text-properties officeooo:rsid="0007b9ab" officeooo:paragraph-rsid="0007b9ab"/>
    </style:style>
    <style:style style:name="P15" style:family="paragraph" style:parent-style-name="Text_20_body">
      <style:text-properties officeooo:rsid="00087056" officeooo:paragraph-rsid="00087056"/>
    </style:style>
    <style:style style:name="P16" style:family="paragraph" style:parent-style-name="Text_20_body">
      <style:paragraph-properties fo:text-align="start" style:justify-single-word="false"/>
      <style:text-properties officeooo:rsid="000a6049" officeooo:paragraph-rsid="000a6049"/>
    </style:style>
    <style:style style:name="P17" style:family="paragraph" style:parent-style-name="Text_20_body">
      <style:text-properties officeooo:rsid="000a6049" officeooo:paragraph-rsid="000a6049"/>
    </style:style>
    <style:style style:name="P18" style:family="paragraph" style:parent-style-name="Text_20_body">
      <style:text-properties officeooo:rsid="000b58a5" officeooo:paragraph-rsid="000b58a5"/>
    </style:style>
    <style:style style:name="P19" style:family="paragraph" style:parent-style-name="Text_20_body">
      <style:text-properties officeooo:rsid="000d2660" officeooo:paragraph-rsid="000d2660"/>
    </style:style>
    <style:style style:name="P20" style:family="paragraph" style:parent-style-name="Text_20_body">
      <style:text-properties officeooo:rsid="000e0f33" officeooo:paragraph-rsid="000e0f33"/>
    </style:style>
    <style:style style:name="P21" style:family="paragraph" style:parent-style-name="Text_20_body">
      <style:text-properties officeooo:rsid="000e3394" officeooo:paragraph-rsid="000e3394"/>
    </style:style>
    <style:style style:name="P22" style:family="paragraph" style:parent-style-name="Text_20_body">
      <style:text-properties officeooo:rsid="000e9103" officeooo:paragraph-rsid="000e9103"/>
    </style:style>
    <style:style style:name="P23" style:family="paragraph" style:parent-style-name="Text_20_body">
      <style:text-properties officeooo:rsid="001334e3" officeooo:paragraph-rsid="001334e3"/>
    </style:style>
    <style:style style:name="P24" style:family="paragraph" style:parent-style-name="Text_20_body">
      <style:text-properties officeooo:rsid="0014f291" officeooo:paragraph-rsid="0014f291"/>
    </style:style>
    <style:style style:name="P25" style:family="paragraph" style:parent-style-name="Text_20_body">
      <style:text-properties officeooo:rsid="0016e435" officeooo:paragraph-rsid="0016e435"/>
    </style:style>
    <style:style style:name="P26" style:family="paragraph" style:parent-style-name="Text_20_body">
      <style:text-properties officeooo:rsid="00184dbe" officeooo:paragraph-rsid="00184dbe"/>
    </style:style>
    <style:style style:name="P27" style:family="paragraph" style:parent-style-name="Text_20_body">
      <style:text-properties officeooo:rsid="001a4bbb" officeooo:paragraph-rsid="001a4bbb"/>
    </style:style>
    <style:style style:name="P28" style:family="paragraph" style:parent-style-name="Text_20_body">
      <style:text-properties officeooo:rsid="001b35c9" officeooo:paragraph-rsid="001b35c9"/>
    </style:style>
    <style:style style:name="P29" style:family="paragraph" style:parent-style-name="Text_20_body">
      <style:text-properties officeooo:rsid="001b6c8f" officeooo:paragraph-rsid="001b6c8f"/>
    </style:style>
    <style:style style:name="P30" style:family="paragraph" style:parent-style-name="Text_20_body">
      <style:text-properties officeooo:rsid="001c290d" officeooo:paragraph-rsid="001c290d"/>
    </style:style>
    <style:style style:name="T1" style:family="text">
      <style:text-properties officeooo:rsid="00061450"/>
    </style:style>
    <style:style style:name="T2" style:family="text">
      <style:text-properties officeooo:rsid="00087056"/>
    </style:style>
    <style:style style:name="T3" style:family="text">
      <style:text-properties officeooo:rsid="000a6049"/>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officeooo:rsid="000b58a5"/>
    </style:style>
    <style:style style:name="T7" style:family="text">
      <style:text-properties style:text-position="0% 100%" officeooo:rsid="0016a340"/>
    </style:style>
    <style:style style:name="T8" style:family="text">
      <style:text-properties officeooo:rsid="000c2cc8"/>
    </style:style>
    <style:style style:name="T9" style:family="text">
      <style:text-properties officeooo:rsid="0011155f"/>
    </style:style>
    <style:style style:name="T10" style:family="text">
      <style:text-properties officeooo:rsid="0013993a"/>
    </style:style>
    <style:style style:name="T11" style:family="text">
      <style:text-properties officeooo:rsid="001bfc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5 Syntaxe du calcul des prédicats</text:p>
      <text:h text:style-name="P12" text:outline-level="1">5.1 – Introduction</text:h>
      <text:p text:style-name="P1">Syllogisme d'aristote.</text:p>
      <text:p text:style-name="P1">Tous les hommes sont mortels.</text:p>
      <text:p text:style-name="P1">Or Socrate est un homme.</text:p>
      <text:p text:style-name="P1">Donc Socrate est mortel.</text:p>
      <text:p text:style-name="P1">En logique des propositions on a</text:p>
      <text:p text:style-name="P1">A <text:span text:style-name="T1">def</text:span>= "Tous les hommes sont mortels"</text:p>
      <text:p text:style-name="P1">B <text:span text:style-name="T1">def</text:span>= "Socrate est un homme"</text:p>
      <text:p text:style-name="P1">C <text:span text:style-name="T1">def</text:span>= "Socrate est mortel"</text:p>
      <text:p text:style-name="P1">(A ^ B) =&gt; C</text:p>
      <text:p text:style-name="P2">Ici, le raisonnement est vrai en raison de la propriété "être mortel" portée par Socrate, que la logique des propositions ne sait pas exprimer.</text:p>
      <text:p text:style-name="P2">Intuitivement, une propriété portée par un groupe ou un individu s'appelle un prédicat. Il y'en a 2 ici</text:p>
      <text:p text:style-name="P2"><text:tab/>-être un homme</text:p>
      <text:p text:style-name="P2"><text:tab/>-être mortel</text:p>
      <text:h text:style-name="P5" text:outline-level="2">5.1.1) Prédicats</text:h>
      <text:p text:style-name="P2">Un prédicat est soit VRAI soit FAUX.</text:p>
      <text:p text:style-name="P3">Mais contrairement aux propositions, sa valeur n'est pas figée et dépend des objets auxquels ils s'appliquent.</text:p>
      <text:p text:style-name="P3">Ex : Etre Mortel est</text:p>
      <text:p text:style-name="P3"><text:s text:c="7"/>VRAI pour Socrate</text:p>
      <text:p text:style-name="P3"><text:s text:c="7"/>FAUX pour les Dieux</text:p>
      <text:h text:style-name="P6" text:outline-level="2">5.1.2) Individus</text:h>
      <text:p text:style-name="P3">Les objets auxquels s'appliquent les prédicatss'appellent des termes.</text:p>
      <text:p text:style-name="P3">Ce sont des individus ou des variables <text:span text:style-name="T2">nommés directement (= constante Socrate) ou indirectement par une fonction (ex : le père de Socrate)</text:span>.</text:p>
      <text:p text:style-name="P3"/>
      <text:h text:style-name="P7" text:outline-level="2">5.1.3) Quantificateurs</text:h>
      <text:p text:style-name="P15">Pour préciser si une propriété (= prédicat) s'applique à tous les sujets d'un groupe, ou s'il existe un sujet dans le groupe auquel il s'applqiue. On va formaliser tout ça pour pouvoir écrire (Pour tout x. homme(x) =&gt; mortel(x) ET homme(Socrate)) =&gt; mortel(Socrate)</text:p>
      <text:p text:style-name="P15"/>
      <text:p text:style-name="P15"/>
      <text:h text:style-name="P13" text:outline-level="1"><text:soft-page-break/><text:span text:style-name="T3">5.2) Des termes pour désigner des sujets et des individus</text:span></text:h>
      <text:p text:style-name="P16">En informatique, on est habitués à des expressions telles que f(g(x,y),h(z),k(x,z)).</text:p>
      <text:p text:style-name="P16">ça prend une valeur en fonction de calles de x,y et z. Ceci sera un terme en logiques des prédicats.</text:p>
      <text:p text:style-name="P16">Le calcul des prédicats fait intervenir des variables. Elles prennent leurs valeurs dans un univers du discours, dont les éléments sont des sujets. Un individu (ou sujet distingué) est une instance de l'univers du discours qui peut prendre la place du sujet.</text:p>
      <text:p text:style-name="P16">Ex : le symbole 7 est un individu dans l'univers N des entiers naturels.</text:p>
      <text:p text:style-name="P16">Une variable n € N est un sujet de cet univers.</text:p>
      <text:h text:style-name="P8" text:outline-level="2">5.2.1) Groupes opératoires</text:h>
      <text:p text:style-name="P17">Deux façons de distinguer un sujet:</text:p>
      <text:p text:style-name="P17">- le nommer : ex 7</text:p>
      <text:p text:style-name="P17">- le désigner indirectement par une caractéristique qu'il est le seul à possèder. Ex: le père de Jean; le double de 14.</text:p>
      <text:p text:style-name="P17">Def: 5.1) Opération n-aire</text:p>
      <text:p text:style-name="P17">Soit U l'univers du discours. On appelle une opération n-aire toute application <text:span text:style-name="T8">f </text:span>de U<text:span text:style-name="T4">n</text:span><text:span text:style-name="T5"> dans U. </text:span><text:span text:style-name="T6">On dit que f est d'arité n.</text:span></text:p>
      <text:p text:style-name="P18"><text:span text:style-name="T5">Def 5.2) Soit f une opération n-aire.</text:span></text:p>
      <text:p text:style-name="P18"><text:span text:style-name="T5">f(x1,...,xn) est un groupe opératoire (ou fonction) d'arité n.</text:span></text:p>
      <text:p text:style-name="P19"><text:span text:style-name="T5">Exemple :</text:span></text:p>
      <text:p text:style-name="P19"><text:span text:style-name="T5">addition sur les entiers:</text:span></text:p>
      <text:p text:style-name="P19"><text:span text:style-name="T5">opération 2-aire (ou binaire) qu'on pourrait noter +(x,y)</text:span></text:p>
      <text:p text:style-name="P19"><text:span text:style-name="T5">+(5,2) est l'individu 7</text:span></text:p>
      <text:p text:style-name="P20"><text:span text:style-name="T5">+(+(5,3),+(4,2)) est l'individu 14</text:span></text:p>
      <text:p text:style-name="P21"><text:span text:style-name="T5">pere(x), double(x): opérateurs unaires.</text:span></text:p>
      <text:p text:style-name="P22">fils(x) interdit car il peut y avoir plusieurs fils(x).</text:p>
      <text:p text:style-name="P22">Si f ne dépend d'aucune variable (c'est un fonction 0-aire). C'est un constante. En général on la nomme. Ex C</text:p>
      <text:p text:style-name="P22"/>
      <text:h text:style-name="P9" text:outline-level="2">5.2.2) Termes</text:h>
      <text:p text:style-name="P22">Def 5.3) Le résultat de l'application d'une fonction d'arité n s'appelle un terme en calcul des prédicats. On le définit de manière inductive par :</text:p>
      <text:p text:style-name="P22">Un terme c'est soit :</text:p>
      <text:p text:style-name="P22">-une varibale</text:p>
      <text:p text:style-name="P22">-une constante</text:p>
      <text:p text:style-name="P22">-une fonction n-aire(n &gt;= 1) f(t1,...,tn)</text:p>
      <text:p text:style-name="P22">où t1,...,tn sont des termes. Exemples avec U = N</text:p>
      <text:p text:style-name="P22"><text:soft-page-break/>-<text:span text:style-name="T9">x (variable)</text:span></text:p>
      <text:p text:style-name="P22">-<text:span text:style-name="T9">7(une constante)</text:span></text:p>
      <text:p text:style-name="P22">-<text:span text:style-name="T9">+(y,*(7,x))</text:span></text:p>
      <text:h text:style-name="P10" text:outline-level="2">5.3)Les prédicats pour établir des relations entre les sujets</text:h>
      <text:p text:style-name="P23">Exemple de la relation entre sujets de N</text:p>
      <text:p text:style-name="P23">-22 est le double de 11 : VRAI</text:p>
      <text:p text:style-name="P23">-46 est le double de 45 : FAUX</text:p>
      <text:p text:style-name="P23">-y est le double de x : <text:s/><text:span text:style-name="T10">dépend de x et de y</text:span></text:p>
      <text:p text:style-name="P23">Def 5.4) On appelle relation n-aire toute application r de U<text:span text:style-name="T4">n</text:span><text:span text:style-name="T5"> dans {0,1} (ou {FAUX,VRAI})</text:span></text:p>
      <text:p text:style-name="P23"><text:span text:style-name="T5">Def 5.5) Soit r une relation n-aire, on appelle prédicat à n-places, ou prédicat d'arité n, l'expression r(t1,...,tn) dans laquelle t1,...,tn sont des termes.</text:span></text:p>
      <text:p text:style-name="P24"><text:span text:style-name="T5">Def 5.6) Un atome est un prédicat d'arité n </text:span><text:span text:style-name="T7">où chaque variable est instanciée par un terme.</text:span></text:p>
      <text:h text:style-name="P11" text:outline-level="2">5.4) Quantificateurs</text:h>
      <text:p text:style-name="P25">Pour préciser la quantité de sujets concernés par un prédicat.</text:p>
      <text:p text:style-name="P26">Def 5.7) Quantificateur universel. Il signifie qu'il s'applique à tous les sujets de l'univers.</text:p>
      <text:p text:style-name="P27">On le note A retourné.</text:p>
      <text:p text:style-name="P28">Def 5.8) Quandtificateur existenciel</text:p>
      <text:p text:style-name="P28">Pour signaler qu'un prédicat s'applique à au moins un sujet. Symbol E retourné.</text:p>
      <text:p text:style-name="P29">Ce que l'on quantifie, ce sont des variables. <text:span text:style-name="T11">Ça permet de donner du sens à des expressions telles que double(x,y) (x est le double de y)</text:span></text:p>
      <text:p text:style-name="P30">Pour tout y il existe double(x,y) : VRAI</text:p>
      <text:p text:style-name="P30">Pour tout y et Pour tout x double(x,y) : FAUX </text:p>
      <text:p text:style-name="P2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7M</meta:editing-duration>
    <meta:editing-cycles>30</meta:editing-cycles>
    <meta:generator>LibreOffice/5.0.3.2$Windows_X86_64 LibreOffice_project/e5f16313668ac592c1bfb310f4390624e3dbfb75</meta:generator>
    <dc:date>2015-11-16T10:57:34.322000000</dc:date>
    <meta:document-statistic meta:table-count="0" meta:image-count="0" meta:object-count="0" meta:page-count="3" meta:paragraph-count="75" meta:word-count="710" meta:character-count="4142" meta:non-whitespace-character-count="3488"/>
    <meta:user-defined meta:name="Info 1"/>
    <meta:user-defined meta:name="Info 2"/>
    <meta:user-defined meta:name="Info 3"/>
    <meta:user-defined meta:name="Info 4"/>
  </office:meta>
</office:document-meta>
</file>